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P4" style:family="paragraph" style:parent-style-name="Standard">
      <style:paragraph-properties fo:margin-top="0cm" fo:margin-bottom="0.199cm" style:contextual-spacing="false"/>
      <style:text-properties style:font-name="Gentium Book Plus" officeooo:rsid="000bc21c" officeooo:paragraph-rsid="001af616" style:font-name-asian="Gentium Book Plus"/>
    </style:style>
    <style:style style:name="P5" style:family="paragraph" style:parent-style-name="Standard">
      <style:paragraph-properties fo:margin-top="0cm" fo:margin-bottom="0.199cm" style:contextual-spacing="false"/>
      <style:text-properties style:font-name="Gentium Book Plus" officeooo:rsid="000bc21c" officeooo:paragraph-rsid="001b439d" style:font-name-asian="Gentium Book Plus"/>
    </style:style>
    <style:style style:name="P6" style:family="paragraph" style:parent-style-name="Standard">
      <style:paragraph-properties fo:margin-top="0cm" fo:margin-bottom="0.199cm" style:contextual-spacing="false" fo:text-align="start" style:justify-single-word="false" style:writing-mode="lr-tb"/>
      <style:text-properties fo:language="en" fo:country="US" officeooo:paragraph-rsid="001dee12"/>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US" officeooo:paragraph-rsid="00231bfb"/>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US" officeooo:paragraph-rsid="002414d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265400"/>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2a7157"/>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style:style style:name="T8" style:family="text">
      <style:text-properties officeooo:rsid="001b439d"/>
    </style:style>
    <style:style style:name="T9" style:family="text">
      <style:text-properties style:font-name="Gentium Book Plus1" style:font-name-asian="Gentium Book Plus2"/>
    </style:style>
    <style:style style:name="T10" style:family="text">
      <style:text-properties style:font-name="Gentium Book Plus1" officeooo:rsid="001dee12" style:font-name-asian="Gentium Book Plus2"/>
    </style:style>
    <style:style style:name="T11" style:family="text">
      <style:text-properties style:font-name="Gentium Book Plus1" officeooo:rsid="001f9958" style:font-name-asian="Gentium Book Plus2"/>
    </style:style>
    <style:style style:name="T12" style:family="text">
      <style:text-properties style:font-name="Gentium Book Plus1" officeooo:rsid="0020d40c" style:font-name-asian="Gentium Book Plus2"/>
    </style:style>
    <style:style style:name="T13" style:family="text">
      <style:text-properties style:font-name="Gentium Book Plus1" officeooo:rsid="00220a41" style:font-name-asian="Gentium Book Plus2"/>
    </style:style>
    <style:style style:name="T14" style:family="text">
      <style:text-properties style:font-name="Gentium Book Plus1" officeooo:rsid="00231bfb" style:font-name-asian="Gentium Book Plus2"/>
    </style:style>
    <style:style style:name="T15" style:family="text">
      <style:text-properties style:font-name="Gentium Book Plus1" officeooo:rsid="00237d6f" style:font-name-asian="Gentium Book Plus2"/>
    </style:style>
    <style:style style:name="T16" style:family="text">
      <style:text-properties style:font-name="Gentium Book Plus1" officeooo:rsid="002414d3" style:font-name-asian="Gentium Book Plus2"/>
    </style:style>
    <style:style style:name="T17" style:family="text">
      <style:text-properties style:font-name="Gentium Book Plus1" officeooo:rsid="00245625" style:font-name-asian="Gentium Book Plus2"/>
    </style:style>
    <style:style style:name="T18" style:family="text">
      <style:text-properties style:font-name="Gentium Book Plus1" officeooo:rsid="002516e3" style:font-name-asian="Gentium Book Plus2"/>
    </style:style>
    <style:style style:name="T19" style:family="text">
      <style:text-properties style:font-name="Gentium Book Plus1" officeooo:rsid="00265400" style:font-name-asian="Gentium Book Plus2"/>
    </style:style>
    <style:style style:name="T20" style:family="text">
      <style:text-properties style:font-name="Gentium Book Plus1" officeooo:rsid="0028116d" style:font-name-asian="Gentium Book Plus2"/>
    </style:style>
    <style:style style:name="T21" style:family="text">
      <style:text-properties style:font-name="Gentium Book Plus1" officeooo:rsid="0029cb02" style:font-name-asian="Gentium Book Plus2"/>
    </style:style>
    <style:style style:name="T22" style:family="text">
      <style:text-properties style:font-name="Gentium Book Plus1" officeooo:rsid="002a7157" style:font-name-asian="Gentium Book Plus2"/>
    </style:style>
    <style:style style:name="T23" style:family="text">
      <style:text-properties style:font-name="Gentium Book Plus1" officeooo:rsid="002c58de" style:font-name-asian="Gentium Book Plus2"/>
    </style:style>
    <style:style style:name="T24" style:family="text">
      <style:text-properties style:font-name="Gentium Book Plus1" officeooo:rsid="002ceea0" style:font-name-asian="Gentium Book Plus2"/>
    </style:style>
    <style:style style:name="T25" style:family="text">
      <style:text-properties style:font-name="Gentium Book Plus1" officeooo:rsid="002d5689" style:font-name-asian="Gentium Book Plus2"/>
    </style:style>
    <style:style style:name="T26" style:family="text">
      <style:text-properties style:font-name="Gentium Book Plus1" officeooo:rsid="002f40e3" style:font-name-asian="Gentium Book Plus2"/>
    </style:style>
    <style:style style:name="T27" style:family="text">
      <style:text-properties style:font-name="Gentium Book Plus1" officeooo:rsid="0031df74" style:font-name-asian="Gentium Book Plus2"/>
    </style:style>
    <style:style style:name="T28" style:family="text">
      <style:text-properties officeooo:rsid="00245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ext:span text:style-name="T28">fil</text:span>aient <text:span text:style-name="T28">le lin </text:span>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Dooong, dooong, dooong! » (Note: les mules portaient des cloches qui rendaient un son plus grave.) Nous autres, les gens de la maisonnée, à l'approche de notre caravane, avant même qu'elle soit parvenue dans la vallée, on la reconnaissait à son bruit particulier! On disait: « Ooh! Les voilà, ils arrivent! Ooh! On entend les cloches du cheval de tête! » </text:p>
      <text:p text:style-name="P4">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text:span text:style-name="T8">Luggu /</text:span>lo˧gv̩˩/ (Ninglang)! Ils avaient engagé cinq hommes, et ils étaient partis avec dix chevaux. Eh bien, les brigands, ils ont volé le tout! On n’a rien pu faire! (Datation approximative des événements: vers 1960. <text:span text:style-name="T8">L</text:span>a locutrice avait déjà une dizaine d'années. <text:span text:style-name="T8">E</text:span>lle s'en souvient car son oncle, <text:span text:style-name="T8">second de la </text:span><text:soft-page-break/><text:span text:style-name="T8">fratrie,</text:span> lui avait promis de petites babioles en argent, et la nièce triste et déçue se souvient de son retour sans fanfare.) Ca nous a flanqué une belle frousse! Voici ce que disait ma grand-mère: « Perdre de l'argent, ça n'est pas grave, mais si je perds mes fils…! »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text:p>
      <text:p text:style-name="P1">Alors l’aîné des oncles a dit: « N'ayez crainte, n'ayez crainte! Moi, je vais racheter autant de choses qu’il en a été perdues! » (Note: parmi les marchandises de la caravane, il y en avait qui appartenaient à la famille: la cargaison de cinq des chevaux.) Et ensuite, vrai de vrai, il a racheté une cargaison, et il est parti la vendre, pour tourner la page de ce triste épisode. </text:p>
      <text:p text:style-name="P5">Je réfléchis… Adizzee /ə˧ti˥dzi˩/ <text:span text:style-name="T8">[Weixi]</text:span>, c'était où, va savoir! Moi, je ne sais pas! Adizzee… Quand on allait à Adizzee, est-ce qu'on ne revenait pas par le Yangtze? Est-ce que ce serait l'endroit qu'on appelle « Baoshan »? <text:span text:style-name="T8">A</text:span>ujourd'hui, on parle de « Baoshan » [宝山] et « Fengke » [奉科], en chinois! Cet endroit-là, celui qu'on appelait Adizzee /ə˧ti˥dzi˩/, autrefois, on y faisait un commerce fabuleux! On parlait des « vêtements de Adizzee ». Des tissus de coton, dont on ramenait de grandes quantités. Les femmes de Yongning, elles en achetaient! Il y avait aussi les ceintures de Adizzee. <text:span text:style-name="T8">U</text:span>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5">Autrefois, ils allaient partout, les caravaniers! Notamment à Muli. La famille du seigneur de Muli, on les appelait « les Guca /kv̩˧tsʰɑ˥$/ de Muli »! Autrefois, on connaissait le seigneur du monastère de Yongning; il connaissait les qualités des hommes de notre famille, et il a décidé de mettre mon oncle au service du seigneur de Muli, au service de la famille Guca /kv̩˧tsʰɑ˥$/! (Résumé de cette histoire: <text:span text:style-name="T8">u</text:span>n des oncles de <text:span text:style-name="T8">la narratrice</text:span> a été <text:span text:style-name="T8">envoyé auprès du</text:span> seigneur de Muli par le seigneur de Yongning, pour être à son service; mais après sept ans, il est revenu à Yongning. À son retour il parlait couramment la langue 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 Ah non, ça ne marche pas comme ça! Je ne veux pas être le sujet du seigneur du monastère de Yongning, pas plus que du seigneur de Muli! Je vais former ma propre caravane! » Ce que disant, il est parti conduire ses propres caravanes! Dans notre village, des gens qui conduisaient les caravanes, il n'y avait que mon oncle, c’était le seul. Toutes les familles du village, celles qui avaient un cheval, elles venaient lui demander: « Oncle, s'il vous plaît! Oncle Gesso, veuillez conduire notre cheval, chargé de ses marchandises! On vous en prie! On partagera les bénéfices avec vous! Vous achèterez du sel et nous le ramènerez, vous achèterez du thé et le ramènerez! » Et ils lui confiaient leur cheval chargé de marchandises. Les gens comme lui, eh bien, aujourd'hui, on les désignerait comme des « patrons »!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text:p text:style-name="P1"/>
      <text:p text:style-name="P1"/>
      <text:p text:style-name="P1"/>
      <text:p text:style-name="P6" loext:marker-style-name="T9"><text:span text:style-name="T9">In the old days... We had an uncle - one of my maternal grandmother's sons - who was called Gesso /kɤ˧zo#˥/. His full name was Gesso Ci'er /kɤ˧zo˧-tsʰɯ˩ɻ̩˩/. He used to trade by caravan! He was entrusted with driving caravans between Yongning and Lhasa, on behalf of the lord of Yongning. We children helped with the preparations before the caravans left. We prepared cereal flour to feed the horses. If </text:span><text:span text:style-name="T10">they</text:span><text:span text:style-name="T9"> were leaving for a month, </text:span><text:span text:style-name="T10">they</text:span><text:span text:style-name="T9"> needed flour for the horses for a whole month! (Note: this could be a variety of cereals: maize, wheat, sorghum, etc.) And the caravan would take all this with it. When </text:span><text:span text:style-name="T10">they</text:span><text:span text:style-name="T9"> came back from Lhasa, </text:span><text:span text:style-name="T10">they</text:span><text:span text:style-name="T9"> brought back tea and butter. Some of these products were sold on the spot, and others were shipped from Yongning to other destinations.</text:span></text:p>
      <text:p text:style-name="P6" loext:marker-style-name="T9"><text:span text:style-name="T9">My uncle used to be known as the “caravan leader”! We used to talk about the “caravan leader” and the “grooms”. The most gifted caravaneers rode one of the two lead mounts, and bore the title of “caravan leader</text:span><text:span text:style-name="T10">s</text:span><text:span text:style-name="T9">”. (Note: one of their responsibilities was to select the goods to be purchased at destination, with the proceeds from the sale of what the caravan had brought with it. The two horses at the head of the caravan were magnificently bridled and decorated.) As for the grooms, they were assistants. It was a prestigious position to be a caravan leader! People would say: “Oh, look, he's at the head of the caravan! It's the Latami who lead the caravan!” </text:span><text:soft-page-break/><text:span text:style-name="T9">They were called “the travellers”, the ones who used to go off in caravans! It was to them that we owed our tea and butter, the precious foodstuffs that filled the stores at home! </text:span></text:p>
      <text:p text:style-name="P6" loext:marker-style-name="T9"><text:span text:style-name="T9">The caravaneers' absence could last a month, or just twenty days. For example, </text:span><text:span text:style-name="T11">they</text:span><text:span text:style-name="T9">'d leave for Sichuan, towards Xichang; we'd load butter and tea onto the horses, and then </text:span><text:span text:style-name="T11">they would </text:span><text:span text:style-name="T9">go and sell it all in Sichuan, in the old days! It took a month. </text:span></text:p>
      <text:p text:style-name="P6" loext:marker-style-name="T9"><text:span text:style-name="T9">When they came home, they brought all sorts of presents for us who'd stayed at home! For a child: a pair of clothes! For his mother: clothes and a skirt! For his little sister: a skirt! For his elder sister: a skirt! There were only three of us girls in my generation. The three kinds of gifts for the women of the house were dresses, shirts and cloth belts. And the braided headdress, used to tie up the hair! We used to talk about “bringing back headdresses from Sichuan”. In the old days, </text:span><text:span text:style-name="T12">without headdresses brought back </text:span><text:span text:style-name="T9">from Sichuan, </text:span><text:span text:style-name="T12">we would</text:span><text:span text:style-name="T9"> </text:span><text:span text:style-name="T12">simply have had </text:span><text:span text:style-name="T9">no headdresses </text:span><text:span text:style-name="T12">at all over </text:span><text:span text:style-name="T9">here! </text:span><text:span text:style-name="T12">F</text:span><text:span text:style-name="T9">or the ladies of the nobility, they used to be an essential accessory. People who went to Sichuan were asked to buy headdresses! </text:span><text:span text:style-name="T12">S</text:span><text:span text:style-name="T9">atin headdresses! We used to wear the </text:span><text:span text:style-name="T12">N</text:span><text:span text:style-name="T9">a costume. Nowadays, we don't wear </text:span><text:span text:style-name="T12">it</text:span><text:span text:style-name="T9"> any more, but I still own one, don't I! The satin used to make the </text:span><text:span text:style-name="T12">N</text:span><text:span text:style-name="T9">a costume was bought in Sichuan </text:span><text:span text:style-name="T12">[</text:span><text:span text:style-name="T9">in the Xichang region</text:span><text:span text:style-name="T12">]</text:span><text:span text:style-name="T9">. For someone they liked, they would bring back gifts, such as a long satin headdress. (Note: it could be up to twenty metres long; it was wrapped around the top of the head.) “Eeeeh! Your big brother's coming back,” we'd say to the women whose brother had left on a caravan. “He's going to bring you satin headdresses!” That's what they used to say when a caravan went to Sichuan! </text:span><text:span text:style-name="T12">T</text:span><text:span text:style-name="T9">he man who had gone with the caravans would bring back a little something for everyone.</text:span></text:p>
      <text:p text:style-name="P6" loext:marker-style-name="T9"><text:span text:style-name="T9">Rice was also brought back from Sichuan! Rice was transported and given to the lord, who ordered the caravans. Or, if you had a bit of money, you bought a mule, then a horse, and organi</text:span><text:span text:style-name="T12">z</text:span><text:span text:style-name="T9">ed your own caravan! (Explanation: the hope of the caravaneers employed by the lord was to save money to buy their own horses and set up on their own. During the short period when trade from Lhasa to Lijiang was of considerable importance, this activity sometimes occupied the majority of the men in a family: for example, in a family with three able-bodied men, only one stayed in Yongning to work in the fields, and the other two traded in caravans.) </text:span></text:p>
      <text:p text:style-name="P6" loext:marker-style-name="T9"><text:span text:style-name="T9">There are songs about caravans. We used to sing: “I'm bringing back tea from faraway lands; but on my return home, I learn that my mother died while I was away! How sad, and what good are good things when my mother is no longer here to share them?” And again: “It's very sweet to drink your fill of peony infusion and tea; but if my mother died while I was far away, then what's the point, what pleasure could there be in it?” This song evokes the peony roots we used to dig up in the mountains and use when we didn't have tea at home. I used to make </text:span><text:span text:style-name="T12">this sort of drink</text:span><text:span text:style-name="T9"> for my mother, a decoction of dried peony bulb shavings. </text:span><text:span text:style-name="T12">Here</text:span><text:span text:style-name="T9"> is what the song said: “If you're not </text:span><text:span text:style-name="T12">together with</text:span><text:span text:style-name="T9"> your mother, </text:span><text:span text:style-name="T12">with</text:span><text:span text:style-name="T9"> the people you love, how can you </text:span><text:span text:style-name="T12">enjoy</text:span><text:span text:style-name="T9"> the pleasure of peony infusions? </text:span><text:span text:style-name="T12">N</text:span><text:span text:style-name="T9">ow my mother's dead, so what's the point?” </text:span></text:p>
      <text:p text:style-name="P6" loext:marker-style-name="T9"><text:span text:style-name="T10">C</text:span><text:span text:style-name="T9">aravaneers used to bring back cloth. There were pieces that were all white, very long, measure after measure! With two measures </text:span><text:span text:style-name="T13">of fabric</text:span><text:span text:style-name="T9">, you could only make one dress. When we bought fabric, </text:span><text:span text:style-name="T13">here i</text:span><text:span text:style-name="T9">s how we </text:span><text:span text:style-name="T13">planned</text:span><text:span text:style-name="T9">: we calculated how many dresses we wanted to make, and we </text:span><text:soft-page-break/><text:span text:style-name="T13">knew we’d </text:span><text:span text:style-name="T9">need twice as many measures of fabric. In the meantime, people in the village would say: “Aaaah! those who've gone to Sichuan, they're going to bring back enough to make dresses!” </text:span><text:span text:style-name="T13">If young women</text:span><text:span text:style-name="T9"> had a good friend among the men who had left in the caravan, he would bring them back gifts! The young women were told: “Eeeeh! Your friend is coming back! You'll be able to change your clothes!”</text:span></text:p>
      <text:p text:style-name="P7" loext:marker-style-name="T9"><text:span text:style-name="T9">Ah, hmm, I forgot something. </text:span><text:span text:style-name="T14">W</text:span><text:span text:style-name="T9">e used to trade salt </text:span><text:span text:style-name="T14">in Sichuan, </text:span><text:span text:style-name="T9">too, didn't we! The city of Yenge /jɤ˧ŋɤ˧/ [=Chengdu], what's its current name? I don't know what it's called these days! Well, this place, Yenge /jɤ˧ŋɤ˧/, the caravans went there frequently. And also to Hoddi /ho˧di˧/ [the (Han) Chinese regions of Sichuan: Yanyuan, Yanbian, Xichang...]. There was also a destination called Adizzee /ə˧ti˥-dzi˩/ [Weixi 维西].</text:span></text:p>
      <text:p text:style-name="P6" loext:marker-style-name="T9"><text:span text:style-name="T9">The eldest uncle, as I was saying, had the title of “caravan leader”! (Tibetan word: tshong pa ཚང་པ) It's the equivalent of what we'd call “the boss” today (Chinese word: 老板), isn't it! He led the whole caravan, everyone followed him! As for the younger uncle, whose name was Daeshi Baepae /ʈæ˧ʂɯ˧-pæ˩pʰæ˩/, he was given the role of groom. He put the loads on the horses, and he was also in charge of leading the horses to pasture. In the evening, we slept where the horses had reached. The caravan leader was exempt from the chores carried out by the grooms; he rested in his tent. Tents were unfolded and saddles stacked! If the journey lasted a month, you lived in a tent for a whole month! That's what a caravan journey was like. The leather bags used for transport were gigantic!</text:span></text:p>
      <text:p text:style-name="P8" loext:marker-style-name="T9"><text:span text:style-name="T9">We women used to weave linen, and the men would go and sell the linen cloth in Sichuan. Every time the caravaneers left, they took with them all the linen cloth we'd made. It didn't sell for much. Here's what the proverb said: “</text:span><text:span text:style-name="T15">We give up our linen to</text:span><text:span text:style-name="T9"> Sichuan, </text:span><text:span text:style-name="T15">and we give up our sons to </text:span><text:span text:style-name="T9">Lhasa!” In the old days, when your son went to Lhasa, he wouldn't come back! And when the caravans took the linen fabric to Sichuan, it was as if it had been thrown out of the window: there was hardly any money to be made! (Explanation: the linen fabric was taken to Sichuan, where it was not highly prized, </text:span><text:span text:style-name="T16">so it got</text:span><text:span text:style-name="T9"> sold at low prices; this trade brought in </text:span><text:span text:style-name="T16">very little</text:span><text:span text:style-name="T9"> money. The sons left for Lhasa to become priests or to trade, and many did not return for a long time, </text:span><text:span text:style-name="T16">or </text:span><text:span text:style-name="T9">did not return </text:span><text:span text:style-name="T16">at all. A</text:span><text:span text:style-name="T9"> merchant did not return from Lhasa until he had made a fortune, and a monk did not return until he </text:span><text:span text:style-name="T16">had reached a prestigious rank</text:span><text:span text:style-name="T9">, otherwise the fear of bringing shame on their family dissuaded them from returning. The journey was long and arduous; many did not have the means to undertake the return journey, and remained in Lhasa; others disappeared on the way.) “</text:span><text:span text:style-name="T15">We give up our linen to</text:span><text:span text:style-name="T9"> Sichuan, </text:span><text:span text:style-name="T15">and we give up our sons to </text:span><text:span text:style-name="T9">Lhasa!” That's what the proverb says. In the old days, women used to </text:span><text:span text:style-name="T17">spin </text:span><text:span text:style-name="T18">linen </text:span><text:span text:style-name="T17">thread</text:span><text:span text:style-name="T9"> late into the night. Some of them would fall asleep at work; their heads would bang against the </text:span><text:span text:style-name="T17">frame</text:span><text:span text:style-name="T9"> of the loom, </text:span><text:span text:style-name="T20">thud</text:span><text:span text:style-name="T9">! and the shock would wake them up; then they'd go back to spinning linen </text:span><text:span text:style-name="T18">thread</text:span><text:span text:style-name="T9">, </text:span><text:span text:style-name="T18">on and on</text:span><text:span text:style-name="T9">. All to be sold in Sichuan!</text:span></text:p>
      <text:p text:style-name="P9" loext:marker-style-name="T9"><text:span text:style-name="T9">Those who couldn't go themselves, who didn't have any men in their family who took part in the caravans, entrusted the fabrics to the caravaneers, who bought them cotton fabrics with the </text:span><text:span text:style-name="T19">money</text:span><text:span text:style-name="T9"> from the sale. In the past, all the cotton worn in Yongning came from Sichuan!</text:span></text:p>
      <text:p text:style-name="P6" loext:marker-style-name="T9"><text:soft-page-break/><text:span text:style-name="T9">There were piles of linen cloth this high! We folded it, layer upon layer, over and over again. We wove </text:span><text:span text:style-name="T19">big </text:span><text:span text:style-name="T9">quantities of it. It was the only thing we had to sell! After selling the linen, the travellers would bring back cotton cloth. I think there was also silk among the things they brought back from Yenge /jɤ˧ŋɤ˧/ [Chengdu]. For my little brother, my uncle would bring back a man's outfit, made of silk! (Note: this was a garment that men wore from the age of thirteen: a jacket tied at the waist, worn over the shirt, on special occasions: weddings, invitations...) To the rest of us, the three children who weren't yet thirteen, he would give a silk dress. It resembled the silk dress worn by the ladies you see on television in historical films! Another part of the costume was the shoes. They were made of leather and carefully sewn. They were truly magnificent! They weren't like </text:span><text:span text:style-name="T19">those there are nowad</text:span><text:span text:style-name="T9">ays!</text:span></text:p>
      <text:p text:style-name="P6" loext:marker-style-name="T9"><text:span text:style-name="T9">We were told: “Well! You've got your wish! Your uncle, the caravan leader, is coming back and he's going to give you some new clothes!” Uncle used to be so generous to us! He bought us all sorts of presents. The nephews and nieces who had a talented uncle used to get beautiful clothes from him, and good food too! The uncle was also very generous with poor people: he welcomed them into his home.</text:span></text:p>
      <text:p text:style-name="P6" loext:marker-style-name="T9"><text:span text:style-name="T9">He had ten horses. Two members of the family went off in caravans: one was the groom and the other was the caravan leader. They drove no less than ten horses! If one person went, he drove four horses. If you were driving eight horses, two of you would go, and then there would be two grooms and two caravan leaders. When they got to the town, the grooms looked after the horses, while the caravan leaders went around the town shopping. It was they who announced: “Tonight, we </text:span><text:span text:style-name="T21">sha</text:span><text:span text:style-name="T9">ll stop at Loshu /lo˧ʂv̩˩/ (=Luoshui, by the Lake)! Tomorrow, we'll reach Luggu /lo˧gv̩˩/ (Ninglang)!”</text:span></text:p>
      <text:p text:style-name="P6" loext:marker-style-name="T9"><text:span text:style-name="T9">In the past, when we set off from Yongning, we spent the night in Luggu /lo˧gv̩˩/ (Ninglang). When we set off from Ninglang, we would spend the night at Bae'ercho /pæ˧ɻæ˩-ʈʂʰo˩/ (红桥). From here, it is only a day's walk to Luggu (Ninglang). The journey from Yongning to Ninglang used to involve three stages! We spent three nights on the way! (Note: in the past, it took three days from Ninglang to Yongning; seven days from Lijiang to Yongning; three months from Yongning to Lhasa.) </text:span></text:p>
      <text:p text:style-name="P6" loext:marker-style-name="T9"><text:span text:style-name="T9">At lunchtime, the horses were taken out of their saddles and led out to pasture. Again, in the evening, we took their saddles off and prepared the camp. There were no hotels like there are now! We slept in the mountains, by the side of the road, and that was that! In the old days, we didn't take the same route as we do now. (Note: today's road crosses the Yangtze much further downstream than where the caravaneers travelling from Lijiang to Yongning used to cross it.) The way back was via the Lijiang glacier </text:span><text:span text:style-name="T21">[</text:span><text:span text:style-name="T9">Mount Yulong</text:span><text:span text:style-name="T21">]</text:span><text:span text:style-name="T9">. They would take you over a rope bridge over the Yangtze. The horses were tied with a wooden accessory that slid over the rope bridge. Once the horse was securely attached, Whizz!!! it was </text:span><text:span text:style-name="T21">sent across</text:span><text:span text:style-name="T9"> the river on the rope. On the other side, on the cliff, someone would </text:span><text:span text:style-name="T21">grab</text:span><text:span text:style-name="T9"> the horse. The wooden slide would be </text:span><text:span text:style-name="T21">shuffled</text:span><text:span text:style-name="T9"> back over the other rope bridge, whose incline </text:span><text:span text:style-name="T21">was designed for</text:span><text:span text:style-name="T9"> passage in the other direction. </text:span><text:span text:style-name="T21">A</text:span><text:span text:style-name="T9">nd so on. That's what we used to call ‘crossing the Yangtze’! “Eeeh! Tonight, the caravaneers are going to make it to the Yangtze”, the family members who stayed at home </text:span><text:soft-page-break/><text:span text:style-name="T21">would say</text:span><text:span text:style-name="T9">. The women of the family were counting the days! “They must have reached </text:span><text:span text:style-name="T21">this place by now;</text:span><text:span text:style-name="T9"> they must have reached th</text:span><text:span text:style-name="T21">at place</text:span><text:span text:style-name="T9">; in so many days, they'll be here, then there, then there...”. There were no telephones like there are now! If they did n</text:span><text:span text:style-name="T21">o</text:span><text:span text:style-name="T9">t come back, a few days after the expected return date, the family would start to worry. “Alas! Have they fallen victim to a bandit attack? Alas, my son is not coming back!” His mother was very worried! She ran back and forth, asking: “It seems that some people from the village of Ggae'er /gæ˧ɻæ˩/ were part of the same caravan; have they returned?” Then she'd set off running again, once more asking the women from the various households! We asked people we knew, friends, for news. If we left together, and you came back first, my family will be asking you for news, won't they. If I'm the first one back, they'll ask me! Finally, someone who had just returned gave some news: “They'll be here by this evening! </text:span><text:span text:style-name="T22">Come on, d</text:span><text:span text:style-name="T9">on't worry!”</text:span></text:p>
      <text:p text:style-name="P6" loext:marker-style-name="T9"><text:span text:style-name="T9">My uncle Gesso was the caravan leader, he was in charge of the purchases, and he carried the money! </text:span><text:span text:style-name="T22">U</text:span><text:span text:style-name="T9">ncle Baepae /pæ˩pʰæ˧˥/ was really clever too! He looked after the horses. They went to Lhasa, and then to Xichang, Yanyuan... In the old days, when we didn't know where someone had gone [in Sichuan or Yunnan: Chengdu, Xichang, Kunming...], we used to say: “He's gone to the Chinese regions! This time they've gone to pick up a load of rice!” In the old days, there was no rice in Yongning! All we had was rice brought by caravan from the Chinese regions. But the lord, with the help of the Chinese, gradually understood: a few Chinese families settled down; and as they planted a few plots of rice, </text:span><text:span text:style-name="T22">the trick</text:span><text:span text:style-name="T9"> was passed on from one </text:span><text:span text:style-name="T22">family </text:span><text:span text:style-name="T9">to the next: you plant a plot; we plant a plot; and so on. That's how this culture spread! </text:span></text:p>
      <text:p text:style-name="P10" loext:marker-style-name="T9"><text:span text:style-name="T9">There could be thirty, forty, fifty horses in a caravan! On the Yongning plain, there was a herd of horses belonging to the people of the village of Khaeqie /qʰæ˧tɕʰi˧/; one </text:span><text:span text:style-name="T22">belonging to</text:span><text:span text:style-name="T9"> Alawua /ə˧lɑ˧-ʁwɤ˧/; one </text:span><text:span text:style-name="T22">from</text:span><text:span text:style-name="T9"> Ggae'er /gæ˧ɻæ˩/! one </text:span><text:span text:style-name="T22">f</text:span><text:span text:style-name="T9">rom Langua mountain /lɑ˧ŋwɤ˧/! one from Zhoshi /ʈʂo˧ʂɯ#˥/ village! We knew </text:span><text:span text:style-name="T22">one</text:span><text:span text:style-name="T9"> </text:span><text:span text:style-name="T22">an</text:span><text:span text:style-name="T9">other, we were friends, we understood </text:span><text:span text:style-name="T22">one an</text:span><text:span text:style-name="T9">other well, so we set off together, in the same troop. The horses followed each other in a long line, their bells going ‘gling, gling, gling!’ The bells on their chests would go ‘ding, ding, ding!’ and the bells would go ‘</text:span><text:span text:style-name="T22">d</text:span><text:span text:style-name="T9">ooong, dooong, dooong!’ (Note: the mules had bells that made a deeper sound.) We, the people of the household, would recogni</text:span><text:span text:style-name="T22">z</text:span><text:span text:style-name="T9">e our caravan by its particular noise when it approached, even before it had reached the valley! We'd say: “Ooh! Here they come! Ooh! you can hear the lead horse's bells.” </text:span></text:p>
      <text:p text:style-name="P6" loext:marker-style-name="T9"><text:span text:style-name="T9">It was my eldest uncle, my mother's eldest brother, who drove the horses, and my youngest uncle helped him. When they set off in their caravan, they knew that there was a risk of encountering brigands at this or that place; so they were warned and managed to outwit the brigands! (Note: the brigands knew the caravaneers; they chose whom they would attack; some caravaneers who had good relations with the brigands' chiefs were spared; brigands who would have attacked them would </text:span><text:span text:style-name="T22">run into trouble</text:span><text:span text:style-name="T9"> with their chiefs.)</text:span></text:p>
      <text:p text:style-name="P6" loext:marker-style-name="T9"><text:span text:style-name="T9">In the old days, when you crossed the Yangtze, the brigands </text:span><text:span text:style-name="T23">c</text:span><text:span text:style-name="T9">ould rob you and take </text:span><text:span text:style-name="T23">away </text:span><text:span text:style-name="T9">everything! The horse would come back empty! (The brigands stole all the goods, and often let the horses go; it was difficult to resell </text:span><text:span text:style-name="T23">horses</text:span><text:span text:style-name="T9">, because horse convoys did not go unnoticed, and the horses could be recogni</text:span><text:span text:style-name="T23">z</text:span><text:span text:style-name="T9">ed, wh</text:span><text:span text:style-name="T23">ereas</text:span><text:span text:style-name="T9"> the goods could easily be disguised, the money </text:span><text:soft-page-break/><text:span text:style-name="T9">buried...) In the past, five of my family's horses were stolen! That's how it happened. A family hired one of my uncles to go off in a caravan; they must have been people from Luggu /lo˧gv̩˩/ (Ninglang)! They had hired five men, and they had set off with ten horses. Well, the brigands, they stole it all! There was nothing we could do! (Approximate date of events: around 1960. The speaker was already about ten years old. She </text:span><text:span text:style-name="T23">has vivid memories </text:span><text:span text:style-name="T9">because her uncle, the second-in-command, had promised her little silver trinkets, and the sad and disappointed niece remembers his </text:span><text:span text:style-name="T24">undignified </text:span><text:span text:style-name="T9">return.) It gave us quite a scare! This is what my grandmother used to say: “Losing money is no big deal, but if I lose my sons...!” We got everyone in the village together to go and look for my uncle. </text:span><text:span text:style-name="T25">He finally came back a</text:span><text:span text:style-name="T9">t night. He didn't have his clothes on, he was naked! He </text:span><text:span text:style-name="T25">had to give</text:span><text:span text:style-name="T9"> them his </text:span><text:span text:style-name="T25">very </text:span><text:span text:style-name="T9">knickers! The bandits had completely stripped the people in the caravan and taken all their clothes. They had also taken all the horses.</text:span></text:p>
      <text:p text:style-name="P6" loext:marker-style-name="T9"><text:span text:style-name="T9">Then the eldest uncle said: “Don't worry, don't worry! I'm going to buy back as much as has been lost.” (Note: some of the goods in the caravan belonged to the family: the cargo of five of the horses). </text:span><text:span text:style-name="T25">He was as good as his word:</text:span><text:span text:style-name="T9"> he bought a </text:span><text:span text:style-name="T25">fresh </text:span><text:span text:style-name="T9">load, and went off to sell it, </text:span><text:span text:style-name="T25">so as </text:span><text:span text:style-name="T9">to put this sad episode behind </text:span><text:span text:style-name="T25">us</text:span><text:span text:style-name="T9">. </text:span></text:p>
      <text:p text:style-name="P6" loext:marker-style-name="T9"><text:span text:style-name="T25">Let me think</text:span><text:span text:style-name="T9">... Adizzee /ə˧ti˥dzi˩/ [Weixi], where was </text:span><text:span text:style-name="T25">that</text:span><text:span text:style-name="T9">, who knows! I don't know! Adizzee... When we went to Adizzee, didn't we come back via the Yangtze? Would that be the place they call “Baoshan”? Today, we talk about “Baoshan” [宝山] and “Fengke” [奉科], in Chinese! This place called Adizzee /ə˧ti˥dzi˩/ used to have a fabulous trade! We used to talk about “Adizzee clothes”: </text:span><text:span text:style-name="T25">c</text:span><text:span text:style-name="T9">otton fabrics, large quantities of which were brought back </text:span><text:span text:style-name="T25">by the caravaneers</text:span><text:span text:style-name="T9">. The women of Yongning used to buy them! There were also Adizzee belts. A belt used to sell for a silver coin. Now that was really </text:span><text:span text:style-name="T25">a significant price</text:span><text:span text:style-name="T9">! A skirt cost exactly three silver coins. A set of ten bowls was worth two silver coins! </text:span><text:span text:style-name="T25">To give you an idea of the price scale, you should know that</text:span><text:span text:style-name="T9"> a family that had collected ten silver coins at home </text:span><text:span text:style-name="T25">could live on that during the</text:span><text:span text:style-name="T9"> whole year. Back then, who had </text:span><text:span text:style-name="T25">whole </text:span><text:span text:style-name="T9">bundles of money like they do today? </text:span></text:p>
      <text:p text:style-name="P6" loext:marker-style-name="T9"><text:span text:style-name="T10">C</text:span><text:span text:style-name="T9">aravaneers used to go everywhere! Not least in Muli. The family of the lord of Muli were called “the Guca /kv̩˧tsʰɑ˥$/ of Muli”! In the past, we knew the lord of the Yongning monastery; he </text:span><text:span text:style-name="T25">thought highly</text:span><text:span text:style-name="T9"> of the men in our family, and he decided to put my uncle in the service of the lord of Muli, in the service of the Guca family! (Summary of this story: one of the narrator's uncles was sent to the lord of Muli by the lord of Yongning, to be in his service; but after seven years he returned to Yongning. On his return he spoke the Pumi language fluently.) The lords of Muli and th</text:span><text:span text:style-name="T26">ose at th</text:span><text:span text:style-name="T9">e </text:span><text:span text:style-name="T26">Yongning </text:span><text:span text:style-name="T9">monastery were linked by family ties! The lords of Muli and those of the Yongning monastery were like brothers! (</text:span><text:span text:style-name="T26">T</text:span><text:span text:style-name="T9">hey were linked by family alliances; according to the speaker's memories, a princess from Yongning had married a lord from Muli.) They stood together, supporting each other in times of need. For example, if there are a lot of people in my area, I'll give you some subjects! That's how the subjects of the Lord of Yongning could be put to work for the Lord of Muli. That's how my uncle was once sent to serve the lords of Muli. Over there, my uncle drove caravans for this lord. When he returned by caravan, he gave the lord of the Yongning monastery what he had brought back; and in turn, the lords of </text:span><text:soft-page-break/><text:span text:style-name="T9">the monastery sent these goods to other destinations. Once the caravan expedition was over, he returned to his role as subject of the Muli lords. </text:span></text:p>
      <text:p text:style-name="P6" loext:marker-style-name="T9"><text:span text:style-name="T9">But my uncle has been flirting with girls, so they say! And in particular with a good friend of the Lord of Muli. So the Lord of Muli got angry, and sent him back to Yongning. He wanted to give him back to the lord of the Yongning monastery. But my uncle said: “Oh no, </text:span><text:span text:style-name="T26">that’s not the way it works</text:span><text:span text:style-name="T9">! I don't want to be the subject of the lord of the Yongning monastery, any more than I want to be the subject of the lord of Muli! I'm going to </text:span><text:span text:style-name="T26">put together </text:span><text:span text:style-name="T9">my own caravan!” So saying, he </text:span><text:span text:style-name="T27">went on</text:span><text:span text:style-name="T9"> to drive his own caravans! In our village, there was only my uncle who drove caravans, he was the only one. All the families in the village, those who had a horse, came to ask him: “Uncle, please! Uncle Gesso, please drive our horse, loaded with </text:span><text:span text:style-name="T27">our</text:span><text:span text:style-name="T9"> goods! We're begging you! We'll share the profits with you! You'll buy salt and bring it back to us, you'll buy tea and bring it back!” And they entrusted him with their horse loaded with goods. People like him, well, today we'd call them “bosses”! (Chinese word: 老板, with great prestige in early 21st century China.)</text:span></text:p>
      <text:p text:style-name="P6" loext:marker-style-name="T9"><text:span text:style-name="T9">Those were the days of the caravan! Nobody stayed at home and did nothing. All the able-bodied men roamed the roads with the caravans! During the rainy season, the men stayed in Yongning with their animals, and the women cut hay for the horses, taking care to feed them well! (Explanation: during the rainy season, there was hardly any travel; the caravans only travelled during the dry season, when the roads were more practicable: from September/October to April/May). </text:span><text:span text:style-name="T27">Going on a</text:span><text:span text:style-name="T9"> caravan w</text:span><text:span text:style-name="T27">as</text:span><text:span text:style-name="T9"> really exhausting, w</text:span><text:span text:style-name="T27">asn’t it</text:span><text:span text:style-name="T9">! That's how it used to be!</text:span></text:p>
      <text:p text:style-name="P6" loext:marker-style-name="T9"><text:span text:style-name="T9">[Adapted in 2024 from the French whole-text translation, on the basis of a translation automatically generated by DeepL (deepl.com) and checked manually. Alexis Michaud assumes full responsibility for the final text.]</text:span><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9T22:02:28.097894190</dc:date>
    <meta:editing-duration>PT12H54M15S</meta:editing-duration>
    <meta:editing-cycles>27</meta:editing-cycles>
    <meta:generator>LibreOffice/24.2.7.2$Linux_X86_64 LibreOffice_project/420$Build-2</meta:generator>
    <meta:document-statistic meta:table-count="0" meta:image-count="0" meta:object-count="0" meta:page-count="13" meta:paragraph-count="51" meta:word-count="7909" meta:character-count="44802" meta:non-whitespace-character-count="36950"/>
  </office:meta>
</office:document-meta>
</file>